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/>
    <style:font-face style:name="B Titr" svg:font-family="'B Tit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style:writing-mode="rl-tb"/>
      <style:text-properties officeooo:rsid="001796a8" officeooo:paragraph-rsid="001796a8"/>
    </style:style>
    <style:style style:name="P2" style:family="paragraph" style:parent-style-name="Text_20_body">
      <style:paragraph-properties fo:text-align="end" style:justify-single-word="false" style:writing-mode="rl-tb"/>
      <style:text-properties officeooo:rsid="00190588" officeooo:paragraph-rsid="00190588"/>
    </style:style>
    <style:style style:name="P3" style:family="paragraph" style:parent-style-name="Text_20_body">
      <style:paragraph-properties fo:text-align="end" style:justify-single-word="false" style:writing-mode="rl-tb"/>
      <style:text-properties fo:font-weight="bold" officeooo:rsid="00190588" officeooo:paragraph-rsid="00190588" style:font-weight-asian="bold" style:font-weight-complex="bold"/>
    </style:style>
    <style:style style:name="P4" style:family="paragraph" style:parent-style-name="Heading_20_1">
      <style:paragraph-properties fo:text-align="end" style:justify-single-word="false"/>
      <style:text-properties officeooo:rsid="00190588" officeooo:paragraph-rsid="00190588"/>
    </style:style>
    <style:style style:name="P5" style:family="paragraph" style:parent-style-name="Text_20_body">
      <style:paragraph-properties fo:text-align="end" style:justify-single-word="false"/>
      <style:text-properties officeooo:paragraph-rsid="00190588"/>
    </style:style>
    <style:style style:name="P6" style:family="paragraph" style:parent-style-name="Text_20_body">
      <style:paragraph-properties fo:text-align="end" style:justify-single-word="false"/>
    </style:style>
    <style:style style:name="P7" style:family="paragraph" style:parent-style-name="Heading_20_2">
      <style:paragraph-properties fo:text-align="end" style:justify-single-word="false"/>
      <style:text-properties officeooo:rsid="001a9fe6" officeooo:paragraph-rsid="001a9fe6"/>
    </style:style>
    <style:style style:name="P8" style:family="paragraph" style:parent-style-name="Text_20_body" style:list-style-name="L1">
      <style:paragraph-properties fo:text-align="end" style:justify-single-word="false"/>
    </style:style>
    <style:style style:name="P9" style:family="paragraph" style:parent-style-name="Text_20_body" style:list-style-name="L1">
      <style:paragraph-properties fo:text-align="end" style:justify-single-word="false"/>
      <style:text-properties officeooo:paragraph-rsid="001a9fe6"/>
    </style:style>
    <style:style style:name="P10" style:family="paragraph" style:parent-style-name="Heading_20_1">
      <style:paragraph-properties fo:text-align="end" style:justify-single-word="false"/>
      <style:text-properties officeooo:rsid="001a9fe6" officeooo:paragraph-rsid="001a9fe6"/>
    </style:style>
    <style:style style:name="P11" style:family="paragraph" style:parent-style-name="Text_20_body">
      <style:paragraph-properties fo:text-align="end" style:justify-single-word="false"/>
      <style:text-properties officeooo:paragraph-rsid="001a9fe6"/>
    </style:style>
    <style:style style:name="P12" style:family="paragraph" style:parent-style-name="Text_20_body" style:list-style-name="L2">
      <style:paragraph-properties fo:text-align="end" style:justify-single-word="false"/>
      <style:text-properties officeooo:paragraph-rsid="001a9fe6"/>
    </style:style>
    <style:style style:name="P13" style:family="paragraph" style:parent-style-name="Text_20_body" style:list-style-name="L2">
      <style:paragraph-properties fo:text-align="end" style:justify-single-word="false"/>
    </style:style>
    <style:style style:name="P14" style:family="paragraph" style:parent-style-name="Heading_20_1">
      <style:paragraph-properties fo:text-align="end" style:justify-single-word="false"/>
      <style:text-properties officeooo:paragraph-rsid="001a9fe6"/>
    </style:style>
    <style:style style:name="P15" style:family="paragraph" style:parent-style-name="Text_20_body" style:list-style-name="L3">
      <style:paragraph-properties fo:text-align="end" style:justify-single-word="false"/>
      <style:text-properties officeooo:paragraph-rsid="001a9fe6"/>
    </style:style>
    <style:style style:name="P16" style:family="paragraph" style:parent-style-name="Text_20_body" style:list-style-name="L3">
      <style:paragraph-properties fo:text-align="end" style:justify-single-word="false"/>
    </style:style>
    <style:style style:name="T1" style:family="text">
      <style:text-properties officeooo:rsid="001ab0a8"/>
    </style:style>
    <style:style style:name="T2" style:family="text">
      <style:text-properties officeooo:rsid="001a9fe6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Patterns</text:p>
      <text:p text:style-name="Text_20_body"/>
      <text:p text:style-name="P2">سه تا دسته بندی اصلی داریم برای الگوهای طراحی در برنامه نویسی</text:p>
      <text:p text:style-name="P3">- الگوهای خلاقانه creational patterns</text:p>
      <text:p text:style-name="P3">- الگوهای ساختاری structural patterns</text:p>
      <text:p text:style-name="P3">- الگوهای رفتاری behavioral patterns</text:p>
      <text:h text:style-name="P4" text:outline-level="1"><text:span text:style-name="T1">۱. </text:span>الگوهای خلاقانه</text:h>
      <text:p text:style-name="P5"><text:span text:style-name="Strong_20_Emphasis">چی هستن؟</text:span><text:line-break/>این الگوها روی "چطور اشیا رو بسازیم" تمرکز دارن. هدفشون اینه که فرآیند ساخت اشیا رو منعطاف‌پذیر، کنترل‌شده و بهینه کنن. </text:p>
      <text:p text:style-name="P6"><text:span text:style-name="Strong_20_Emphasis">چرا مهم‌ان؟</text:span><text:line-break/>کمک می‌کنن وابستگی به کلاس‌های خاص کم بشه و بتونی اشیا رو به روش‌های مختلف (مثلاً تکی، گروهی یا کپی) بسازی. </text:p>
      <text:p text:style-name="P6"><text:span text:style-name="Strong_20_Emphasis">مثال ساده:</text:span><text:line-break/>مثل انتخاب یه قالب برای ساختن کیک: می‌تونی یه کیک ساده بسازی (Singleton) یا یه کیک چندلایه پیچیده (Builder).</text:p>
      <text:h text:style-name="P7" text:outline-level="2"><text:span text:style-name="T1">۱.۱. </text:span>انواع الگوهای خلاقانه</text:h>
      <text:list text:style-name="L1">
        <text:list-item>
          <text:p text:style-name="P8"><text:span text:style-name="Strong_20_Emphasis">Abstract Factory:</text:span><text:line-break/>مجموعه‌ای از اشیای مرتبط رو بدون مشخص کردن کلاس دقیقشون می‌سازه.<text:line-break/><text:span text:style-name="Emphasis">مثال:</text:span> ساخت رابط کاربری برای ویندوز یا مک. </text:p>
        </text:list-item>
        <text:list-item>
          <text:p text:style-name="P9"><text:span text:style-name="Strong_20_Emphasis">Builder:</text:span><text:line-break/>یه شی پیچیده رو قدم‌به‌قدم می‌سازه و جزئیات رو جدا نگه می‌داره.<text:line-break/><text:span text:style-name="Emphasis">مثال:</text:span> ساخت یه سند HTML با بخش‌های دلخواه. </text:p>
        </text:list-item>
        <text:list-item>
          <text:p text:style-name="P9"><text:span text:style-name="Strong_20_Emphasis">Factory Method:</text:span><text:line-break/>ساخت شی رو به زیرکلاس‌ها می‌سپاره و فقط یه رابط ساده می‌ده.<text:line-break/><text:span text:style-name="Emphasis">مثال:</text:span> ساخت انواع ماشین (سدان، کامیون) تو یه کارخانه. </text:p>
        </text:list-item>
        <text:list-item>
          <text:p text:style-name="P8"><text:span text:style-name="Strong_20_Emphasis">Prototype:</text:span><text:line-break/>یه شی رو کپی می‌کنه و بعد تغییرش می‌ده.<text:line-break/><text:span text:style-name="Emphasis">مثال:</text:span> کپی یه موجود تو بازی و عوض کردن رنگش. </text:p>
        </text:list-item>
        <text:list-item>
          <text:p text:style-name="P8"><text:span text:style-name="Strong_20_Emphasis">Singleton:</text:span><text:line-break/>فقط یه نمونه از یه کلاس رو اجازه می‌ده وجود داشته باشه.<text:line-break/><text:span text:style-name="Emphasis">مثال:</text:span> یه شی برای مدیریت تنظیمات برنامه.</text:p>
          <text:p text:style-name="P8"><text:soft-page-break/></text:p>
        </text:list-item>
      </text:list>
      <text:h text:style-name="P10" text:outline-level="1"><text:span text:style-name="T1">۲. </text:span>الگوهای ساختاری</text:h>
      <text:p text:style-name="P11"><text:span text:style-name="Strong_20_Emphasis">چی هستن؟</text:span><text:line-break/>این الگوها به "چطور اشیا و کلاس‌ها رو کنار هم بچینیم" نگاه می‌کنن. تمرکز روی ساختار و سازمان‌دهی سیستم دارن. </text:p>
      <text:p text:style-name="P6"><text:span text:style-name="Strong_20_Emphasis">چرا مهم‌ان؟</text:span><text:line-break/>باعث می‌شن سیستم مقیاس‌پذیرتر و قابل‌فهم‌تر بشه و ارتباط بین بخش‌ها رو ساده‌تر کنن. </text:p>
      <text:p text:style-name="P6"><text:span text:style-name="Strong_20_Emphasis">مثال ساده:</text:span><text:line-break/>مثل لِگو: می‌تونی قطعات رو با آداپتور به هم وصل کنی (Adapter) یا یه نمای ساده از یه سازه پیچیده بدی (Facade).</text:p>
      <text:h text:style-name="P7" text:outline-level="2"><text:span text:style-name="T1">۲.۱. </text:span>انواع الگوهای ساختاری</text:h>
      <text:list text:style-name="L2">
        <text:list-item>
          <text:p text:style-name="P12"><text:span text:style-name="Strong_20_Emphasis">Adapter:</text:span><text:line-break/>دو رابط ناسازگار رو به هم وصل می‌کنه.<text:line-break/><text:span text:style-name="Emphasis">مثال:</text:span> تبدیل پلاگ USB به پورت قدیمی. </text:p>
        </text:list-item>
        <text:list-item>
          <text:p text:style-name="P13"><text:span text:style-name="Strong_20_Emphasis">Bridge:</text:span><text:line-break/>پیاده‌سازی رو از رابط جدا می‌کنه تا هردو مستقل تغییر کنن.<text:line-break/><text:span text:style-name="Emphasis">مثال:</text:span> جدا کردن منطق شکل‌ها (مربع، دایره) از نحوه رندرشون (2D، 3D). </text:p>
        </text:list-item>
        <text:list-item>
          <text:p text:style-name="P13"><text:span text:style-name="Strong_20_Emphasis">Composite:</text:span><text:line-break/>اشیا رو به صورت درختی سازمان‌دهی می‌کنه و مثل یه شی واحد باهاشون کار می‌کنه.<text:line-break/><text:span text:style-name="Emphasis">مثال:</text:span> گروه‌بندی شکل‌ها تو یه برنامه گرافیکی. </text:p>
        </text:list-item>
        <text:list-item>
          <text:p text:style-name="P13"><text:span text:style-name="Strong_20_Emphasis">Decorator:</text:span><text:line-break/>بدون تغییر کد اصلی، قابلیت جدید به شی اضافه می‌کنه.<text:line-break/><text:span text:style-name="Emphasis">مثال:</text:span> اضافه کردن اسکرول به یه پنجره. </text:p>
        </text:list-item>
        <text:list-item>
          <text:p text:style-name="P13"><text:span text:style-name="Strong_20_Emphasis">Facade:</text:span><text:line-break/>یه رابط ساده برای یه سیستم پیچیده درست می‌کنه.<text:line-break/><text:span text:style-name="Emphasis">مثال:</text:span> یه دکمه برای پخش فیلم که همه‌چیز رو مدیریت می‌کنه. </text:p>
        </text:list-item>
        <text:list-item>
          <text:p text:style-name="P13"><text:span text:style-name="Strong_20_Emphasis">Flyweight:</text:span><text:line-break/>اشیای کوچک و مشترک رو به اشتراک می‌ذاره تا حافظه کمتری مصرف بشه.<text:line-break/><text:span text:style-name="Emphasis">مثال:</text:span> استفاده مجدد از فونت‌ها تو یه ویرایشگر متن. </text:p>
        </text:list-item>
        <text:list-item>
          <text:p text:style-name="P13"><text:span text:style-name="Strong_20_Emphasis">Proxy:</text:span><text:line-break/>یه واسطه برای کنترل دسترسی یا اضافه کردن کارکرد به شی اصلی می‌ذاره.<text:line-break/><text:span text:style-name="Emphasis">مثال:</text:span> بارگذاری تصاویر فقط موقع نیاز (lazy loading).</text:p>
        </text:list-item>
      </text:list>
      <text:h text:style-name="P14" text:outline-level="1"><text:soft-page-break/><text:span text:style-name="T1">۳. </text:span><text:span text:style-name="T2">الگوهای رفتاری</text:span></text:h>
      <text:p text:style-name="P3"><text:span text:style-name="Strong_20_Emphasis">چی هستن؟</text:span><text:line-break/><text:span text:style-name="T3">این الگوها روی "چطور اشیا با هم تعامل کنن و رفتار کنن" تمرکز دارن. به مسئولیت‌ها و ارتباطات بین اشیا نگاه می‌کنن. </text:span></text:p>
      <text:p text:style-name="P6"><text:span text:style-name="Strong_20_Emphasis">چرا مهم‌ان؟</text:span><text:line-break/>کمک می‌کنن رفتار سیستم قابل‌پیش‌بینی و منعطف بشه و تعاملات پیچیده رو مدیریت کنن. </text:p>
      <text:p text:style-name="P6"><text:span text:style-name="Strong_20_Emphasis">مثال ساده:</text:span><text:line-break/>مثل یه تیم فوتبال: یه نفر دستور می‌ده (Command)، بقیه دنبال می‌کنن (Observer) یا هرکی نقش خودش رو بازی می‌کنه (Strategy).</text:p>
      <text:h text:style-name="P7" text:outline-level="2"><text:span text:style-name="T1">۳.۱. </text:span>انواع الگوهای رفتاری</text:h>
      <text:list text:style-name="L3">
        <text:list-item>
          <text:p text:style-name="P15"><text:span text:style-name="Strong_20_Emphasis">Chain of Responsibility:</text:span><text:line-break/>درخواست رو بین یه زنجیره از اشیا می‌فرسته تا یکی جواب بده.<text:line-break/><text:span text:style-name="Emphasis">مثال:</text:span> سیستم پشتیبانی که تیکت رو به سطوح مختلف می‌فرسته. </text:p>
        </text:list-item>
        <text:list-item>
          <text:p text:style-name="P16"><text:span text:style-name="Strong_20_Emphasis">Command:</text:span><text:line-break/>درخواست‌ها رو به صورت شی درمیاره برای ذخیره یا لغو کردن.<text:line-break/><text:span text:style-name="Emphasis">مثال:</text:span> دکمه Undo تو ویرایشگر متن. </text:p>
        </text:list-item>
        <text:list-item>
          <text:p text:style-name="P16"><text:span text:style-name="Strong_20_Emphasis">Interpreter:</text:span><text:line-break/>یه زبان ساده رو تعریف می‌کنه و تفسیرش می‌کنه.<text:line-break/><text:span text:style-name="Emphasis">مثال:</text:span> اجرای عبارات ریاضی مثل "2 + 3". </text:p>
        </text:list-item>
        <text:list-item>
          <text:p text:style-name="P16"><text:span text:style-name="Strong_20_Emphasis">Iterator:</text:span><text:line-break/>یه روش استاندارد برای پیمایش مجموعه‌ها (مثل لیست) می‌ده.<text:line-break/><text:span text:style-name="Emphasis">مثال:</text:span> مرور لیست آهنگ‌ها تو پخش‌کننده. </text:p>
        </text:list-item>
        <text:list-item>
          <text:p text:style-name="P16"><text:span text:style-name="Strong_20_Emphasis">Mediator:</text:span><text:line-break/>یه واسطه مرکزی برای ارتباط بین اشیا درست می‌کنه.<text:line-break/><text:span text:style-name="Emphasis">مثال:</text:span> سرور چت که پیام‌ها رو پخش می‌کنه. </text:p>
        </text:list-item>
        <text:list-item>
          <text:p text:style-name="P16"><text:span text:style-name="Strong_20_Emphasis">Memento:</text:span><text:line-break/>حالت یه شی رو ذخیره می‌کنه تا بعداً برگرده.<text:line-break/><text:span text:style-name="Emphasis">مثال:</text:span> ذخیره بازی برای ادامه دادن از همونجا. </text:p>
        </text:list-item>
        <text:list-item>
          <text:p text:style-name="P16"><text:span text:style-name="Strong_20_Emphasis">Observer:</text:span><text:line-break/>وقتی یه شی تغییر می‌کنه، بقیه وابسته‌ها به‌روز می‌شن.<text:line-break/><text:span text:style-name="Emphasis">مثال:</text:span> اعلان تغییرات قیمت تو یه اپلیکیشن. </text:p>
        </text:list-item>
        <text:list-item>
          <text:p text:style-name="P16"><text:soft-page-break/><text:span text:style-name="Strong_20_Emphasis">State:</text:span><text:line-break/>رفتار شی رو بسته به حالت داخلیش عوض می‌کنه.<text:line-break/><text:span text:style-name="Emphasis">مثال:</text:span> تغییر رفتار دکمه پخش/توقف تو موزیک‌پلیر. </text:p>
        </text:list-item>
        <text:list-item>
          <text:p text:style-name="P16"><text:span text:style-name="Strong_20_Emphasis">Strategy:</text:span><text:line-break/>الگوریتم‌ها رو جدا می‌کنه تا بتونی بینشون جابه‌جا شی.<text:line-break/><text:span text:style-name="Emphasis">مثال:</text:span> انتخاب روش مرتب‌سازی (QuickSort یا MergeSort). </text:p>
        </text:list-item>
        <text:list-item>
          <text:p text:style-name="P16"><text:span text:style-name="Strong_20_Emphasis">Template Method:</text:span><text:line-break/>یه الگوریتم کلی می‌ده و جزئیات رو به زیرکلاس‌ها می‌سپاره.<text:line-break/><text:span text:style-name="Emphasis">مثال:</text:span> مراحل پخت غذا که هر آشپز ادویه خودش رو اضافه می‌کنه. </text:p>
        </text:list-item>
        <text:list-item>
          <text:p text:style-name="P16"><text:span text:style-name="Strong_20_Emphasis">Visitor:</text:span><text:line-break/>عملیات جدید رو به یه مجموعه از اشیا اضافه می‌کنه بدون تغییر کدشون.<text:line-break/><text:span text:style-name="Emphasis">مثال:</text:span> محاسبه مالیات برای انواع محصولات تو سبد خرید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/>
    <style:font-face style:name="B Titr" svg:font-family="'B Tit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4pt" style:language-complex="fa" style:country-complex="IR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4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true" style:page-number="auto" style:writing-mode="rl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 Titr" style:font-family-asian="'B Titr'" style:font-size-asian="14pt" style:font-name-complex="B Titr" style:font-family-complex="'B Titr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true" fo:line-height="100%"/>
    </style:style>
    <style:style style:name="List" style:family="paragraph" style:parent-style-name="Text_20_body" style:class="list">
      <style:text-properties style:font-name="B Nazanin" fo:font-family="'B Nazanin'" style:font-name-asian="B Nazanin" style:font-family-asian="'B Nazanin'" style:font-size-asian="12pt" style:font-name-complex="B Nazanin" style:font-family-complex="'B Nazanin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B Nazanin" style:font-family-asian="'B Nazanin'" style:font-size-asian="12pt" style:font-style-asian="italic" style:font-name-complex="B Nazanin" style:font-family-complex="'B Nazanin'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B Nazanin" style:font-family-asian="'B Nazanin'" style:font-size-asian="12pt" style:font-name-complex="B Nazanin" style:font-family-complex="'B Nazanin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cm" fo:margin-bottom="0.199cm" style:contextual-spacing="true" style:page-number="auto" style:vertical-align="top">
        <style:tab-stops>
          <style:tab-stop style:position="0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3d3d3d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d3d3d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d3d3d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6:59:34.032720845</meta:creation-date>
    <dc:date>2025-03-28T17:55:51.040685746</dc:date>
    <meta:editing-duration>PT41M1S</meta:editing-duration>
    <meta:editing-cycles>4</meta:editing-cycles>
    <meta:generator>LibreOffice/24.8.5.2$Linux_X86_64 LibreOffice_project/27b361b745d0ea8f99bc93dfcb7a39098dfa5fff</meta:generator>
    <meta:document-statistic meta:table-count="0" meta:image-count="0" meta:object-count="0" meta:page-count="4" meta:paragraph-count="43" meta:word-count="728" meta:character-count="3928" meta:non-whitespace-character-count="3240"/>
  </office:meta>
</office:document-meta>
</file>